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justify" style:justify-single-word="false"/>
      <style:text-properties officeooo:paragraph-rsid="0015087a"/>
    </style:style>
    <style:style style:name="P2"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officeooo:paragraph-rsid="000b2715"/>
    </style:style>
    <style:style style:name="P3"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officeooo:paragraph-rsid="000fcfa3"/>
    </style:style>
    <style:style style:name="P4"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officeooo:paragraph-rsid="00133754"/>
    </style:style>
    <style:style style:name="P5"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officeooo:paragraph-rsid="0014e5a2"/>
    </style:style>
    <style:style style:name="P6"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officeooo:paragraph-rsid="0015087a"/>
    </style:style>
    <style:style style:name="P7"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style:text-properties officeooo:paragraph-rsid="00059e3b"/>
    </style:style>
    <style:style style:name="P8" style:family="paragraph" style:parent-style-name="Абзац_20_списка" style:master-page-name="Standard">
      <style:paragraph-properties fo:margin-left="0cm" fo:margin-right="0cm" fo:margin-top="0cm" fo:margin-bottom="0cm" loext:contextual-spacing="false" fo:line-height="150%" fo:text-align="justify" style:justify-single-word="false" fo:text-indent="0cm" style:auto-text-indent="false" style:page-number="auto"/>
      <style:text-properties officeooo:paragraph-rsid="00059e3b"/>
    </style:style>
    <style:style style:name="T1" style:family="text">
      <style:text-properties style:font-name="Times New Roman" fo:font-size="14pt" fo:language="en" fo:country="US" style:text-underline-style="solid" style:text-underline-width="auto" style:text-underline-color="font-color" style:font-size-asian="14pt" style:font-name-complex="Times New Roman" style:font-size-complex="14pt"/>
    </style:style>
    <style:style style:name="T2" style:family="text">
      <style:text-properties style:font-name="Times New Roman" fo:font-size="14pt" fo:language="en" fo:country="US" style:font-size-asian="14pt" style:font-name-complex="Times New Roman" style:font-size-complex="14pt"/>
    </style:style>
    <style:style style:name="T3" style:family="text">
      <style:text-properties style:font-name="Times New Roman" fo:font-size="14pt" fo:language="en" fo:country="US" style:font-size-asian="14pt" style:font-name-complex="Times New Roman" style:font-size-complex="14pt" style:font-style-complex="italic"/>
    </style:style>
    <style:style style:name="T4" style:family="text">
      <style:text-properties style:font-name="Times New Roman" fo:font-size="14pt" fo:language="en" fo:country="US" officeooo:rsid="0015087a" style:font-size-asian="14pt" style:font-name-complex="Times New Roman" style:font-size-complex="14pt"/>
    </style:style>
    <style:style style:name="T5" style:family="text">
      <style:text-properties style:font-name="Times New Roman" fo:font-size="14pt" fo:language="en" fo:country="US" fo:font-style="normal" style:text-underline-style="none" style:font-size-asian="14pt" style:font-style-asian="normal" style:font-name-complex="Times New Roman" style:font-size-complex="14pt"/>
    </style:style>
    <style:style style:name="T6" style:family="text">
      <style:text-properties style:font-name="Times New Roman" fo:font-size="14pt" fo:language="en" fo:country="US" fo:font-style="normal" style:text-underline-style="none" officeooo:rsid="00059e3b" style:font-size-asian="14pt" style:font-style-asian="normal" style:font-name-complex="Times New Roman" style:font-size-complex="14pt"/>
    </style:style>
    <style:style style:name="T7" style:family="text">
      <style:text-properties style:font-name="Times New Roman" fo:font-size="14pt" fo:language="en" fo:country="US" fo:font-style="normal" style:text-underline-style="none" fo:font-weight="normal" style:font-size-asian="14pt" style:font-style-asian="normal" style:font-weight-asian="normal" style:font-name-complex="Times New Roman" style:font-size-complex="14pt" style:font-weight-complex="normal"/>
    </style:style>
    <style:style style:name="T8" style:family="text">
      <style:text-properties style:font-name="Times New Roman" fo:font-size="14pt" fo:language="en" fo:country="US" fo:font-style="normal" style:text-underline-style="none" fo:font-weight="normal" officeooo:rsid="000b2715" style:font-size-asian="14pt" style:font-style-asian="normal" style:font-weight-asian="normal" style:font-name-complex="Times New Roman" style:font-size-complex="14pt" style:font-weight-complex="normal"/>
    </style:style>
    <style:style style:name="T9" style:family="text">
      <style:text-properties style:font-name="Times New Roman" fo:font-size="14pt" fo:language="en" fo:country="US" fo:font-style="normal" style:text-underline-style="none" fo:font-weight="normal" officeooo:rsid="000bd72e" style:font-size-asian="14pt" style:font-style-asian="normal" style:font-weight-asian="normal" style:font-name-complex="Times New Roman" style:font-size-complex="14pt" style:font-weight-complex="normal"/>
    </style:style>
    <style:style style:name="T10" style:family="text">
      <style:text-properties style:font-name="Times New Roman" fo:font-size="14pt" fo:language="en" fo:country="US" fo:font-style="normal" style:text-underline-style="none" fo:font-weight="normal" officeooo:rsid="000c9c9e" style:font-size-asian="14pt" style:font-style-asian="normal" style:font-weight-asian="normal" style:font-name-complex="Times New Roman" style:font-size-complex="14pt" style:font-weight-complex="normal"/>
    </style:style>
    <style:style style:name="T11" style:family="text">
      <style:text-properties style:font-name="Times New Roman" fo:font-size="14pt" fo:language="en" fo:country="US" fo:font-style="normal" style:text-underline-style="none" fo:font-weight="normal" officeooo:rsid="00080f6d" style:font-size-asian="14pt" style:font-style-asian="normal" style:font-weight-asian="normal" style:font-name-complex="Times New Roman" style:font-size-complex="14pt" style:font-weight-complex="normal"/>
    </style:style>
    <style:style style:name="T12" style:family="text">
      <style:text-properties style:font-name="Times New Roman" fo:font-size="14pt" fo:language="en" fo:country="US" fo:font-style="normal" style:text-underline-style="none" fo:font-weight="normal" officeooo:rsid="0008c138" style:font-size-asian="14pt" style:font-style-asian="normal" style:font-weight-asian="normal" style:font-name-complex="Times New Roman" style:font-size-complex="14pt" style:font-weight-complex="normal"/>
    </style:style>
    <style:style style:name="T13" style:family="text">
      <style:text-properties style:font-name="Times New Roman" fo:font-size="14pt" fo:language="en" fo:country="US" fo:font-style="normal" style:text-underline-style="none" fo:font-weight="normal" officeooo:rsid="00133754" style:font-size-asian="14pt" style:font-style-asian="normal" style:font-weight-asian="normal" style:font-name-complex="Times New Roman" style:font-size-complex="14pt" style:font-weight-complex="normal"/>
    </style:style>
    <style:style style:name="T14" style:family="text">
      <style:text-properties style:font-name="Times New Roman" fo:font-size="14pt" fo:language="en" fo:country="US" fo:font-style="normal" style:text-underline-style="none" fo:font-weight="normal" officeooo:rsid="0008c138" style:font-size-asian="14pt" style:font-style-asian="normal" style:font-weight-asian="normal" style:font-name-complex="Times New Roman" style:font-size-complex="14pt" style:font-weight-complex="normal"/>
    </style:style>
    <style:style style:name="T15" style:family="text">
      <style:text-properties style:font-name="Times New Roman" fo:font-size="14pt" fo:language="en" fo:country="US" fo:font-style="normal" style:text-underline-style="none" fo:font-weight="normal" officeooo:rsid="000fcfa3" style:font-size-asian="14pt" style:font-style-asian="normal" style:font-weight-asian="normal" style:font-name-complex="Times New Roman" style:font-size-complex="14pt" style:font-weight-complex="normal"/>
    </style:style>
    <style:style style:name="T16" style:family="text">
      <style:text-properties style:font-name="Times New Roman" fo:font-size="14pt" fo:language="en" fo:country="US" fo:font-style="normal" style:text-underline-style="none" fo:font-weight="normal" officeooo:rsid="0011a460" style:font-size-asian="14pt" style:font-style-asian="normal" style:font-weight-asian="normal" style:font-name-complex="Times New Roman" style:font-size-complex="14pt" style:font-weight-complex="normal"/>
    </style:style>
    <style:style style:name="T17" style:family="text">
      <style:text-properties style:font-name="Times New Roman" fo:font-size="14pt" fo:language="en" fo:country="US" fo:font-style="normal" style:text-underline-style="none" fo:font-weight="normal" officeooo:rsid="00133754" style:font-size-asian="14pt" style:font-style-asian="normal" style:font-weight-asian="normal" style:font-name-complex="Times New Roman" style:font-size-complex="14pt" style:font-weight-complex="normal"/>
    </style:style>
    <style:style style:name="T18" style:family="text">
      <style:text-properties style:font-name="Times New Roman" fo:font-size="14pt" fo:language="en" fo:country="US" fo:font-style="normal" style:text-underline-style="none" fo:font-weight="normal" officeooo:rsid="0011a460" style:font-size-asian="14pt" style:font-style-asian="normal" style:font-weight-asian="normal" style:font-name-complex="Times New Roman" style:font-size-complex="14pt" style:font-style-complex="normal" style:font-weight-complex="normal"/>
    </style:style>
    <style:style style:name="T19" style:family="text">
      <style:text-properties style:font-name="Times New Roman" fo:font-size="14pt" fo:language="en" fo:country="US" style:text-underline-style="none" style:font-size-asian="14pt" style:font-name-complex="Times New Roman" style:font-size-complex="14pt"/>
    </style:style>
    <style:style style:name="T20" style:family="text">
      <style:text-properties style:font-name="Times New Roman" fo:font-size="14pt" fo:language="en" fo:country="US" style:text-underline-style="none" style:font-size-asian="14pt" style:font-name-complex="Times New Roman" style:font-size-complex="14pt" style:font-style-complex="italic"/>
    </style:style>
    <style:style style:name="T21" style:family="text">
      <style:text-properties style:font-name="Times New Roman" fo:font-size="14pt" fo:language="en" fo:country="US" style:text-underline-style="none" officeooo:rsid="0006b7eb" style:font-size-asian="14pt" style:font-name-complex="Times New Roman" style:font-size-complex="14pt" style:font-style-complex="italic"/>
    </style:style>
    <style:style style:name="T22" style:family="text">
      <style:text-properties style:font-name="Times New Roman" fo:font-size="14pt" fo:language="en" fo:country="US" style:text-underline-style="none" officeooo:rsid="00077784" style:font-size-asian="14pt" style:font-name-complex="Times New Roman" style:font-size-complex="14pt" style:font-style-complex="italic"/>
    </style:style>
    <style:style style:name="T23" style:family="text">
      <style:text-properties style:font-name="Times New Roman" fo:font-size="14pt" fo:language="en" fo:country="US" style:text-underline-style="none" officeooo:rsid="00080f6d" style:font-size-asian="14pt" style:font-name-complex="Times New Roman" style:font-size-complex="14pt"/>
    </style:style>
    <style:style style:name="T24" style:family="text">
      <style:text-properties style:font-name="Times New Roman" fo:font-size="14pt" fo:language="en" fo:country="US" style:text-underline-style="none" officeooo:rsid="0008c138" style:font-size-asian="14pt" style:font-name-complex="Times New Roman" style:font-size-complex="14pt"/>
    </style:style>
    <style:style style:name="T25" style:family="text">
      <style:text-properties style:font-name="Times New Roman" fo:font-size="14pt" fo:language="en" fo:country="US" style:text-underline-style="none" officeooo:rsid="00096c95" style:font-size-asian="14pt" style:font-name-complex="Times New Roman" style:font-size-complex="14pt"/>
    </style:style>
    <style:style style:name="T26" style:family="text">
      <style:text-properties style:font-name="Times New Roman" fo:font-size="14pt" fo:language="en" fo:country="US" style:text-underline-style="none" officeooo:rsid="0014e5a2" style:font-size-asian="14pt" style:font-name-complex="Times New Roman" style:font-size-complex="14pt"/>
    </style:style>
    <style:style style:name="T27" style:family="text">
      <style:text-properties style:font-name="Times New Roman" fo:font-size="14pt" fo:language="en" fo:country="US" style:text-underline-style="none" style:letter-kerning="true" style:font-size-asian="14pt" style:font-name-complex="Times New Roman" style:font-size-complex="14pt"/>
    </style:style>
    <style:style style:name="T28" style:family="text">
      <style:text-properties style:font-name="Times New Roman" fo:font-size="14pt" fo:language="en" fo:country="US" style:text-underline-style="none" officeooo:rsid="0014e5a2" style:letter-kerning="true" style:font-size-asian="14pt" style:font-name-complex="Times New Roman" style:font-size-complex="14pt"/>
    </style:style>
    <style:style style:name="T29" style:family="text">
      <style:text-properties style:font-name="Times New Roman" fo:font-size="14pt" fo:language="en" fo:country="US" style:text-underline-style="none" style:font-size-asian="14pt" style:font-name-complex="Times New Roman" style:font-size-complex="14pt"/>
    </style:style>
    <style:style style:name="T30" style:family="text">
      <style:text-properties style:font-name="Times New Roman" fo:font-size="14pt" fo:language="en" fo:country="US" style:text-underline-style="none" officeooo:rsid="0016fd19" style:font-size-asian="14pt" style:font-name-complex="Times New Roman" style:font-size-complex="14pt"/>
    </style:style>
    <style:style style:name="T31" style:family="text">
      <style:text-properties style:font-name="Times New Roman" fo:font-size="14pt" fo:letter-spacing="0.005cm" fo:language="en" fo:country="US" fo:font-style="normal" style:text-underline-style="none" fo:font-weight="normal" officeooo:rsid="0008c138" style:font-size-asian="14pt" style:font-style-asian="normal" style:font-weight-asian="normal" style:font-name-complex="Times New Roman" style:font-size-complex="14pt" style:font-weight-complex="normal"/>
    </style:style>
    <style:style style:name="T32" style:family="text">
      <style:text-properties style:font-name="Times New Roman" fo:font-size="14pt" fo:letter-spacing="0.005cm" fo:language="en" fo:country="US" fo:font-style="normal" style:text-underline-style="none" fo:font-weight="normal" officeooo:rsid="00133754" style:font-size-asian="14pt" style:font-style-asian="normal" style:font-weight-asian="normal" style:font-name-complex="Times New Roman" style:font-size-complex="14pt" style:font-weight-complex="normal"/>
    </style:style>
    <style:style style:name="T33" style:family="text">
      <style:text-properties style:font-name="Times New Roman" fo:font-size="14pt" fo:letter-spacing="0.007cm" fo:language="en" fo:country="US" fo:font-style="normal" style:text-underline-style="solid" style:text-underline-width="auto" style:text-underline-color="font-color" fo:font-weight="normal" officeooo:rsid="00133754" style:font-size-asian="14pt" style:font-style-asian="normal" style:font-weight-asian="normal" style:font-name-complex="Times New Roman" style:font-size-complex="14pt" style:font-weight-complex="normal"/>
    </style:style>
    <style:style style:name="T34" style:family="text">
      <style:text-properties style:font-name="Times New Roman" fo:font-size="14pt" fo:letter-spacing="0.007cm" fo:language="en" fo:country="US" fo:font-style="normal" style:text-underline-style="none" fo:font-weight="normal" officeooo:rsid="00133754" style:font-size-asian="14pt" style:font-style-asian="normal" style:font-weight-asian="normal" style:font-name-complex="Times New Roman" style:font-size-complex="14pt" style:font-weight-complex="normal"/>
    </style:style>
    <style:style style:name="T35" style:family="text">
      <style:text-properties style:font-name="Times New Roman" fo:font-size="14pt" fo:letter-spacing="0.007cm" fo:language="en" fo:country="US" fo:font-style="normal" style:text-underline-style="none" fo:font-weight="normal" officeooo:rsid="00096c95" style:font-size-asian="14pt" style:font-style-asian="normal" style:font-weight-asian="normal" style:font-name-complex="Times New Roman" style:font-size-complex="14pt" style:font-weight-complex="normal"/>
    </style:style>
    <style:style style:name="T36" style:family="text">
      <style:text-properties style:font-name="Times New Roman" fo:font-size="14pt" fo:letter-spacing="0.007cm" fo:language="en" fo:country="US" fo:font-style="normal" style:text-underline-style="none" fo:font-weight="normal" officeooo:rsid="00133754" style:font-size-asian="14pt" style:font-style-asian="normal" style:font-weight-asian="normal" style:font-name-complex="Times New Roman" style:font-size-complex="14pt" style:font-weight-complex="normal"/>
    </style:style>
    <style:style style:name="T37" style:family="text">
      <style:text-properties style:font-name="Times New Roman" fo:font-size="14pt" fo:letter-spacing="0.007cm" fo:language="en" fo:country="US" fo:font-style="normal" style:text-underline-style="none" fo:font-weight="normal" officeooo:rsid="0016fd19" style:font-size-asian="14pt" style:font-style-asian="normal" style:font-weight-asian="normal" style:font-name-complex="Times New Roman" style:font-size-complex="14pt" style:font-weight-complex="normal"/>
    </style:style>
    <style:style style:name="T38" style:family="text">
      <style:text-properties style:font-name="Times New Roman" fo:font-size="14pt" fo:letter-spacing="0.007cm" fo:language="en" fo:country="US" fo:font-style="normal" style:text-underline-style="none" fo:font-weight="normal" officeooo:rsid="00187e78" style:font-size-asian="14pt" style:font-style-asian="normal" style:font-weight-asian="normal" style:font-name-complex="Times New Roman" style:font-size-complex="14pt" style:font-weight-complex="normal"/>
    </style:style>
    <style:style style:name="T39" style:family="text">
      <style:text-properties style:font-name="Times New Roman" fo:font-size="14pt" fo:letter-spacing="0.007cm" fo:language="en" fo:country="US" fo:font-style="normal" style:text-underline-style="none" fo:font-weight="normal" officeooo:rsid="00133754" style:font-size-asian="14pt" style:font-style-asian="normal" style:font-weight-asian="normal" style:font-name-complex="Times New Roman" style:font-size-complex="14pt" style:font-style-complex="normal" style:font-weight-complex="normal"/>
    </style:style>
    <style:style style:name="T40" style:family="text">
      <style:text-properties fo:color="#000000" style:font-name="Times New Roman" fo:font-size="14pt" fo:language="en" fo:country="US" style:font-size-asian="14pt" style:font-name-complex="Times New Roman" style:font-size-complex="14pt"/>
    </style:style>
    <style:style style:name="T41" style:family="text">
      <style:text-properties fo:color="#000000" style:font-name="Times New Roman" fo:font-size="14pt" fo:language="en" fo:country="US" style:text-underline-style="none" officeooo:rsid="0008c138" style:font-size-asian="14pt" style:font-name-complex="Times New Roman" style:font-size-complex="14pt"/>
    </style:style>
    <style:style style:name="T42" style:family="text">
      <style:text-properties fo:color="#000000" style:font-name="Times New Roman" fo:font-size="14pt" fo:language="en" fo:country="US" style:text-underline-style="none" officeooo:rsid="0014e5a2" style:font-size-asian="14pt" style:font-name-complex="Times New Roman" style:font-size-complex="14pt"/>
    </style:style>
    <style:style style:name="T43" style:family="text">
      <style:text-properties fo:color="#000000" style:font-name="Times New Roman" fo:font-size="14pt" fo:language="en" fo:country="US" style:text-underline-style="none" officeooo:rsid="00096c95" style:font-size-asian="14pt" style:font-name-complex="Times New Roman"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Emphasis"><text:span text:style-name="T5"><text:tab/>Good </text:span></text:span><text:span text:style-name="T19">afternoon</text:span><text:span text:style-name="Emphasis"><text:span text:style-name="T5">, everyone! Let me introduce myself. My name is </text:span></text:span><text:span text:style-name="Emphasis"><text:span text:style-name="T6">Bashir</text:span></text:span><text:span text:style-name="Emphasis"><text:span text:style-name="T5"> and I’m a third year student at MIPT. <text:s/>Today I’m going to give a talk on the article entitled <text:s/>“This grid moves energy, but not always reliably</text:span></text:span><text:span text:style-name="T27">”. <text:s/>The article dealing with </text:span><text:span text:style-name="T28">electric grids</text:span><text:span text:style-name="T27"> was published in “Scientific American”. </text:span><text:span text:style-name="T20">In my talk I would like to give a general overview of <text:s/>the complicated system </text:span><text:span text:style-name="T21">that brings electricity from where it’s made to homes and businesses.</text:span><text:span text:style-name="T20"> I believe that this topic is interesting for you because </text:span><text:span text:style-name="T22">all of us use electricity in our houses</text:span><text:span text:style-name="T20">. I’ve divided my presentation into three main parts. </text:span><text:span text:style-name="T19">I’ll start with </text:span><text:span text:style-name="T23">reasons, that can cause failure of </text:span><text:span text:style-name="T24">electric grid.</text:span><text:span text:style-name="T19"> Then I would like to tell you about </text:span><text:span text:style-name="T24">distributed generation </text:span><text:span text:style-name="T26">and</text:span><text:span text:style-name="T24"> “</text:span><text:span text:style-name="T25">smart grid</text:span><text:span text:style-name="T24">”</text:span><text:span text:style-name="T19">. <text:s/>Lastly, I’m going to say some words about </text:span><text:span text:style-name="T25">microgrids and batteries</text:span><text:span text:style-name="T19">.</text:span></text:p>
      <text:p text:style-name="P7"><text:span text:style-name="T19">The presentation should last about seven minutes. </text:span><text:span text:style-name="Emphasis"><text:span text:style-name="T5">If you have any questions, I’d be grateful if you could leave them until the end.</text:span></text:span></text:p>
      <text:p text:style-name="P7"><text:span text:style-name="Emphasis"><text:span text:style-name="T5"/></text:span></text:p>
      <text:p text:style-name="P2"><text:span text:style-name="Emphasis"><text:span text:style-name="T7">To start with just imagine: </text:span></text:span><text:span text:style-name="Emphasis"><text:span text:style-name="T8">m</text:span></text:span><text:span text:style-name="Emphasis"><text:span text:style-name="T7">ore than three million people in Puerto Rico lost electricity in September 2017. </text:span></text:span><text:span text:style-name="Emphasis"><text:span text:style-name="T8">H</text:span></text:span><text:span text:style-name="Emphasis"><text:span text:style-name="T7">urricanes had just slammed into the island. Floods from Maria, the more powerful of them, knocked out many power plants. Wind</text:span></text:span><text:span text:style-name="Emphasis"><text:span text:style-name="T8">s </text:span></text:span><text:span text:style-name="Emphasis"><text:span text:style-name="T7">toppled towers and the power lines they carried. </text:span></text:span><text:span text:style-name="Emphasis"><text:span text:style-name="T8">It </text:span></text:span><text:span text:style-name="Emphasis"><text:span text:style-name="T10">i</text:span></text:span><text:span text:style-name="Emphasis"><text:span text:style-name="T8">s obvious that l</text:span></text:span><text:span text:style-name="Emphasis"><text:span text:style-name="T7">osing power is not merely inconvenient, </text:span></text:span><text:span text:style-name="Emphasis"><text:span text:style-name="T9">but</text:span></text:span><text:span text:style-name="Emphasis"><text:span text:style-name="T7"> life-threatening. </text:span></text:span><text:span text:style-name="Emphasis"><text:span text:style-name="T8">For instance, with no electricity, hospitals had to delay surgeries.</text:span></text:span></text:p>
      <text:p text:style-name="P2"><text:span text:style-name="Emphasis"><text:span text:style-name="T8"/></text:span></text:p>
      <text:p text:style-name="P3"><text:span text:style-name="Emphasis"><text:span text:style-name="T10">Now let us turn to <text:s/></text:span></text:span><text:span text:style-name="Emphasis"><text:span text:style-name="T11">reasons, that can cause failure of </text:span></text:span><text:span text:style-name="Emphasis"><text:span text:style-name="T12">electric grid. The grid has many thousands of pieces and parts. Power engineers find it a challenge to keep such a complex system running smoothly. It doesn’t take much to throw the system out of whack. Too many people using too many air conditioners, computers, ovens and other appliances at the same time can disrupt the grid. Winds, falling trees and a build-up of ice can all bring down power lines. <text:s/>In fact, bad weather and other routine problems cause most U.S. power outages.</text:span></text:span></text:p>
      <text:p text:style-name="P3"><text:span text:style-name="Emphasis"><text:span text:style-name="T12"/></text:span></text:p>
      <text:p text:style-name="P4"><text:span text:style-name="Emphasis"><text:span text:style-name="T32"/></text:span></text:p>
      <text:p text:style-name="P4"><text:soft-page-break/><text:span text:style-name="Emphasis"><text:span text:style-name="T32">L</text:span></text:span><text:span text:style-name="Emphasis"><text:span text:style-name="T31">et's </text:span></text:span><text:span text:style-name="Emphasis"><text:span text:style-name="T32">now</text:span></text:span><text:span text:style-name="Emphasis"><text:span text:style-name="T31"> consider the </text:span></text:span><text:span text:style-name="Emphasis"><text:span text:style-name="T12">method </text:span></text:span><text:span text:style-name="Emphasis"><text:span text:style-name="T15">of protection of electirc grid </text:span></text:span><text:span text:style-name="Emphasis"><text:span text:style-name="T12">called </text:span></text:span><text:span text:style-name="Emphasis"><text:span text:style-name="T15">“smart grid” </text:span></text:span><text:span text:style-name="Emphasis"><text:span text:style-name="T13">and </text:span></text:span><text:span text:style-name="Emphasis"><text:span text:style-name="T18">distributed generation</text:span></text:span><text:span text:style-name="Emphasis"><text:span text:style-name="T15">. </text:span></text:span><text:span text:style-name="Emphasis"><text:span text:style-name="T16">Make sure each local area in the grid can get power from at least two sources. Then if a flood hits one substation, some other source could still supply power. So-called “smart grid” technologies could use sensors and computers to do the re-routing. Wind turbines and solar power also can be spread throughout a region. This is known as </text:span></text:span><text:span text:style-name="Emphasis"><text:span text:style-name="T18">distributed generation</text:span></text:span><text:span text:style-name="Emphasis"><text:span text:style-name="T16">. If a large power plant goes down or a storm crops up at one spot, unaffected generators could still provide power.</text:span></text:span></text:p>
      <text:p text:style-name="P2"><text:span text:style-name="Emphasis"><text:span text:style-name="T8"/></text:span></text:p>
      <text:p text:style-name="P2"><text:span text:style-name="Emphasis"><text:span text:style-name="T8"/></text:span></text:p>
      <text:p text:style-name="P5"><text:span text:style-name="Emphasis"><text:span text:style-name="T13">Finally, </text:span></text:span><text:span text:style-name="Emphasis"><text:span text:style-name="T34">I’d like to move on to the end of my talk which is about </text:span></text:span><text:span text:style-name="Emphasis"><text:span text:style-name="T35">microgrids and batteries</text:span></text:span><text:span text:style-name="Emphasis"><text:span text:style-name="T34">. As strange as it might sound, one way to make the electric grid stronger is to break it up into tiny pieces. A </text:span></text:span><text:span text:style-name="Emphasis"><text:span text:style-name="T39">microgrid</text:span></text:span><text:span text:style-name="Emphasis"><text:span text:style-name="T34"> can add protection. These are systems that can make and distribute electricity to a small area. It’s a type of distributed power generation. Under normal conditions, a microgrid connects to the full grid. But in an emergency, it can break that link and power some small region on its own. </text:span></text:span><text:span text:style-name="Emphasis"><text:span text:style-name="T38">Also h</text:span></text:span><text:span text:style-name="Emphasis"><text:span text:style-name="T34">omeowners or companies that own solar panels or a wind turbine would rather feed their energy into the grid during peak times to earn more money. But much of their power may have been generated at non-peak times. Storing that power for sale later at peak periods takes good batteries.</text:span></text:span></text:p>
      <text:p text:style-name="P5"><text:span text:style-name="Emphasis"><text:span text:style-name="T34"/></text:span></text:p>
      <text:p text:style-name="P1"><text:span text:style-name="T19"><text:tab/></text:span><text:span text:style-name="T1">That brings me to the end of my talk.</text:span><text:span text:style-name="T2"> </text:span><text:span text:style-name="T1">Let me go over the key points again</text:span><text:span text:style-name="T2">. </text:span><text:span text:style-name="T1">We have talked about</text:span><text:span text:style-name="T2"> </text:span><text:span text:style-name="T23">reasons, that can cause failure of </text:span><text:span text:style-name="T24">electric grid</text:span><text:span text:style-name="T2">, then about</text:span><text:span text:style-name="T40"> </text:span><text:span text:style-name="T41">distributed generation </text:span><text:span text:style-name="T42">and</text:span><text:span text:style-name="T41"> “</text:span><text:span text:style-name="T43">smart grid</text:span><text:span text:style-name="T41">”</text:span><text:span text:style-name="T2">, </text:span><text:span text:style-name="T4">and, </text:span><text:span text:style-name="T1">lastly</text:span><text:span text:style-name="T2">, about </text:span><text:span text:style-name="T25">microgrids and batteries</text:span><text:span text:style-name="T2">.</text:span></text:p>
      <text:p text:style-name="P1"><text:span text:style-name="T1">To conclude I’d like to leave you with the following thought:</text:span><text:span text:style-name="T19"> </text:span><text:span text:style-name="T30">electric grid is very complicated and important system, that spread energy all over the world. Thus we should develop energy technologies, to make grid more reliable and effective.</text:span></text:p>
      <text:p text:style-name="P6"><text:span text:style-name="Emphasis"><text:span text:style-name="T33">Thank you for your attention</text:span></text:span><text:span text:style-name="Emphasis"><text:span text:style-name="T34">. </text:span></text:span><text:span text:style-name="Emphasis"><text:span text:style-name="T33">If you have any questions, I‘ll be happy to answer the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Абзац_20_списка" style:display-name="Абзац списка" style:family="paragraph" style:parent-style-name="Standard">
      <style:paragraph-properties fo:margin-left="1.27cm" fo:margin-right="0cm"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01:19:36.195099529</meta:creation-date>
    <dc:date>2019-12-10T07:41:04.584262729</dc:date>
    <meta:editing-duration>PT24M35S</meta:editing-duration>
    <meta:editing-cycles>4</meta:editing-cycles>
    <meta:generator>LibreOffice/5.2.7.2$Linux_X86_64 LibreOffice_project/20m0$Build-2</meta:generator>
    <meta:document-statistic meta:table-count="0" meta:image-count="0" meta:object-count="0" meta:page-count="2" meta:paragraph-count="9" meta:word-count="661" meta:character-count="3859" meta:non-whitespace-character-count="3198"/>
  </office:meta>
</office:document-meta>
</file>